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-color="#eeeeee"/>
    </style:style>
    <style:style style:name="gr1" style:family="graphic" style:parent-style-name="Frame">
      <style:graphic-properties draw:textarea-horizontal-align="justify" draw:textarea-vertical-align="middle" draw:auto-grow-height="false" fo:min-height="2.364cm" fo:min-width="3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svg:stroke-color="#000000" draw:fill-color="#eeeeee" draw:textarea-horizontal-align="justify" draw:textarea-vertical-align="middle" draw:auto-grow-height="false" fo:min-height="19.262cm" fo:min-width="16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2" draw:text-style-name="P1" svg:width="16.67cm" svg:height="19.262cm" svg:x="0.898cm" svg:y="1.415cm"><text:p text:style-name="Frame_20_contents"/><draw:enhanced-geometry svg:viewBox="0 0 21600 21600" draw:type="rectangle" draw:enhanced-path="M 0 0 L 21600 0 21600 21600 0 21600 0 0 Z N"/></draw:custom-shape><draw:custom-shape text:anchor-type="paragraph" draw:z-index="1" draw:name="Shape2" draw:style-name="gr1" svg:width="7.409cm" svg:height="7.092cm" svg:x="5.131cm" svg:y="17.501cm"><text:p text:style-name="Frame_20_contents"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hu" fo:country="H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hu" fo:country="H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16T13:33:25.264000000</dc:date>
    <meta:editing-duration>PT1M54S</meta:editing-duration>
    <meta:editing-cycles>3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